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E62D1247D805F7DE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39b3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e9f98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704bc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3" style:family="paragraph" style:parent-style-name="Standard">
      <style:text-properties fo:font-size="16pt" style:font-size-asian="16pt" style:font-size-complex="16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5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Ubuntu" fo:font-size="12pt" officeooo:rsid="002545bc" officeooo:paragraph-rsid="002545bc" style:font-name-asian="OLIVEOIL" style:font-size-asian="12pt" style:font-name-complex="OLIVEOIL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Ubuntu" fo:font-size="16pt" fo:font-weight="bold" officeooo:rsid="00142268" officeooo:paragraph-rsid="002545bc" style:font-name-asian="OzHandicraft BT" style:font-size-asian="16pt" style:font-weight-asian="bold" style:font-name-complex="OzHandicraft BT" style:font-size-complex="16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e9f98" officeooo:paragraph-rsid="001e9f98" style:font-name-asian="OzHandicraft BT" style:font-size-asian="14pt" style:font-name-complex="OzHandicraft BT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a1fb1" style:font-name-asian="OzHandicraft BT" style:font-size-asian="14pt" style:font-name-complex="OzHandicraft BT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e9f98" style:font-name-asian="OzHandicraft BT" style:font-size-asian="14pt" style:font-name-complex="OzHandicraft BT" style:font-size-complex="14pt"/>
    </style:style>
    <style:style style:name="P32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54624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e9f98" style:font-size-asian="16pt" style:font-size-complex="16pt"/>
    </style:style>
    <style:style style:name="T13" style:family="text">
      <style:text-properties fo:font-size="16pt" officeooo:rsid="00285caa" style:font-size-asian="16pt" style:font-size-complex="16pt"/>
    </style:style>
    <style:style style:name="T14" style:family="text">
      <style:text-properties officeooo:rsid="000d5f34"/>
    </style:style>
    <style:style style:name="T15" style:family="text">
      <style:text-properties officeooo:rsid="000dd4f8"/>
    </style:style>
    <style:style style:name="T16" style:family="text">
      <style:text-properties officeooo:rsid="000f2237"/>
    </style:style>
    <style:style style:name="T17" style:family="text">
      <style:text-properties officeooo:rsid="00142268"/>
    </style:style>
    <style:style style:name="T18" style:family="text">
      <style:text-properties officeooo:rsid="00171222"/>
    </style:style>
    <style:style style:name="T19" style:family="text">
      <style:text-properties officeooo:rsid="001aa13a"/>
    </style:style>
    <style:style style:name="T20" style:family="text">
      <style:text-properties officeooo:rsid="001b39b3"/>
    </style:style>
    <style:style style:name="T21" style:family="text">
      <style:text-properties officeooo:rsid="001b9d7f"/>
    </style:style>
    <style:style style:name="T22" style:family="text">
      <style:text-properties officeooo:rsid="001c2109"/>
    </style:style>
    <style:style style:name="T23" style:family="text">
      <style:text-properties officeooo:rsid="001dff71"/>
    </style:style>
    <style:style style:name="T24" style:family="text">
      <style:text-properties officeooo:rsid="001e9f98"/>
    </style:style>
    <style:style style:name="T25" style:family="text">
      <style:text-properties officeooo:rsid="0020957b"/>
    </style:style>
    <style:style style:name="T26" style:family="text">
      <style:text-properties officeooo:rsid="002545bc"/>
    </style:style>
    <style:style style:name="T27" style:family="text">
      <style:text-properties officeooo:rsid="00285caa"/>
    </style:style>
    <style:style style:name="T28" style:family="text">
      <style:text-properties officeooo:rsid="002b8ac0"/>
    </style:style>
    <style:style style:name="T29" style:family="text">
      <style:text-properties officeooo:rsid="002bbd32"/>
    </style:style>
    <style:style style:name="T30" style:family="text">
      <style:text-properties officeooo:rsid="002c965e"/>
    </style:style>
    <style:style style:name="T31" style:family="text">
      <style:text-properties officeooo:rsid="002d1bc3"/>
    </style:style>
    <style:style style:name="T32" style:family="text">
      <style:text-properties officeooo:rsid="002da36f"/>
    </style:style>
    <style:style style:name="T33" style:family="text">
      <style:text-properties officeooo:rsid="002faee5"/>
    </style:style>
    <style:style style:name="T34" style:family="text">
      <style:text-properties officeooo:rsid="00319595"/>
    </style:style>
    <style:style style:name="T35" style:family="text">
      <style:text-properties officeooo:rsid="0032f4e8"/>
    </style:style>
    <style:style style:name="T36" style:family="text">
      <style:text-properties officeooo:rsid="0034f48c"/>
    </style:style>
    <style:style style:name="T37" style:family="text">
      <style:text-properties officeooo:rsid="003602ad"/>
    </style:style>
    <style:style style:name="T38" style:family="text">
      <style:text-properties officeooo:rsid="003614c9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26"/>
      <text:p text:style-name="P4"/>
      <text:p text:style-name="P24"><draw:frame draw:style-name="fr2" draw:name="Object1" text:anchor-type="paragraph" svg:x="13.711cm" svg:y="0.041cm" svg:width="6.279cm" svg:height="11.294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6"/>
      <text:p text:style-name="P7">Beer Name: <text:s text:c="3"/><text:span text:style-name="T17">Ruby U Black Bracket</text:span> <text:s text:c="64"/></text:p>
      <text:p text:style-name="P8">Brew Date: <text:s text:c="3"/><text:span text:style-name="T27">Jan 14’18</text:span> <text:s text:c="62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/text:span><text:span text:style-name="T3">1.10</text:span><text:span text:style-name="T2"> <text:s text:c="14"/><text:tab/><text:tab/><text:tab/><text:tab/></text:span><text:span text:style-name="T1"> <text:s/></text:span></text:p>
      <text:p text:style-name="P1"><draw:line text:anchor-type="paragraph" draw:z-index="1" draw:style-name="gr1" draw:text-style-name="P32" svg:x1="1.543cm" svg:y1="0.624cm" svg:x2="1.622cm" svg:y2="6.577cm"><text:p/></draw:line><draw:line text:anchor-type="paragraph" draw:z-index="2" draw:style-name="gr1" draw:text-style-name="P32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7">18 <text:s text:c="6"/># <text:s text:c="6"/>Dark Munich</text:p>
      <text:p text:style-name="P7">.33 <text:s text:c="5"/># <text:s text:c="6"/>Black Patent</text:p>
      <text:p text:style-name="P7">3.<text:span text:style-name="T26">8</text:span> <text:s text:c="8"/># <text:s text:c="6"/>Honey <text:span text:style-name="T16">(chinese)</text:span>(after boil)</text:p>
      <text:p text:style-name="P7"><text:s text:c="20"/><text:span text:style-name="T32">washings of dark malt from carboy</text:span>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21"><text:s text:c="6"/>Irish Moss</text:p>
      <text:p text:style-name="P22"><text:s text:c="13"/></text:p>
      <text:p text:style-name="Standard"><draw:line text:anchor-type="paragraph" draw:z-index="3" draw:style-name="gr1" draw:text-style-name="P32" svg:x1="2.628cm" svg:y1="0.213cm" svg:x2="2.707cm" svg:y2="3.653cm"><text:p/></draw:line><draw:line text:anchor-type="paragraph" draw:z-index="4" draw:style-name="gr1" draw:text-style-name="P32" svg:x1="10.249cm" svg:y1="0.104cm" svg:x2="10.328cm" svg:y2="3.544cm"><text:p/></draw:line>Qt <text:s/>oz/g <text:s text:c="13"/>Hop/Seasoning <text:s text:c="15"/>Time</text:p>
      <text:p text:style-name="P23">7<text:span text:style-name="T24">5</text:span> g <text:s text:c="18"/>Hallertauer <text:s text:c="19"/>60 min <text:s text:c="3"/></text:p>
      <text:p text:style-name="P7"/>
      <text:p text:style-name="P19"/>
      <text:p text:style-name="P27"/>
      <text:p text:style-name="P20"/>
      <text:p text:style-name="P20"/>
      <text:p text:style-name="P2"><text:span text:style-name="T10"><text:s text:c="45"/></text:span><text:span text:style-name="T5"><text:s text:c="762"/></text:span><text:span text:style-name="T7">Stage <text:s text:c="13"/>Date <text:s text:c="17"/></text:span></text:p>
      <text:p text:style-name="P30">Primary: <text:s/><text:span text:style-name="T13">Jan 14’18</text:span></text:p>
      <text:p text:style-name="P17">Racked:<text:tab/><text:tab/><text:tab/><text:tab/><text:tab/><text:tab/></text:p>
      <text:p text:style-name="P9">Racked:</text:p>
      <text:p text:style-name="P9">Bottled:<text:tab/><text:tab/><text:tab/><text:tab/><text:tab/><text:tab/></text:p>
      <text:p text:style-name="P9">Kegged:</text:p>
      <text:p text:style-name="P9">Re-Kegged:</text:p>
      <text:p text:style-name="P1"><text:span text:style-name="T7">Purged:</text:span><text:span text:style-name="T4"><text:tab/><text:tab/><text:tab/><text:tab/><text:tab/><text:tab/>Charged:</text:span></text:p>
      <text:p text:style-name="P9"/>
      <text:p text:style-name="P9"/>
      <text:p text:style-name="P9"/>
      <text:p text:style-name="P9"/>
      <text:p text:style-name="P9"/>
      <text:p text:style-name="P9"><draw:frame draw:style-name="fr3" draw:name="Object2" text:anchor-type="paragraph" svg:x="8.396cm" svg:y="-0.247cm" svg:width="12.028cm" svg:height="8.999cm" draw:z-index="6"><draw:object xlink:href="./Object 3" xlink:type="simple" xlink:show="embed" xlink:actuate="onLoad"/><draw:image xlink:href="./ObjectReplacements/Object 3" xlink:type="simple" xlink:show="embed" xlink:actuate="onLoad"/></draw:frame><text:soft-page-break/>Start Time:<text:span text:style-name="T14"> 8:15</text:span></text:p>
      <text:p text:style-name="P9">Fill mash tun:<text:tab/><text:span text:style-name="T18">Sat</text:span></text:p>
      <text:p text:style-name="P9">Fill sparge kettle: <text:tab/><text:span text:style-name="T18">Sat</text:span><text:tab/><text:tab/></text:p>
      <text:p text:style-name="P9">Fire burners: <text:span text:style-name="T28">8:15</text:span>am</text:p>
      <text:p text:style-name="P9">Heat Mash Tun : Target Temp: <text:span text:style-name="T28">68</text:span> <text:s text:c="4"/></text:p>
      <text:p text:style-name="P15">Heat Sparge Kettle: <text:span text:style-name="T29">74</text:span></text:p>
      <text:p text:style-name="P15">Target Temp: <text:span text:style-name="T28">71</text:span></text:p>
      <text:p text:style-name="P9">Target Temp (Mash): <text:span text:style-name="T28">67</text:span></text:p>
      <text:p text:style-name="P9">Grind grain: <text:s text:c="2"/><text:span text:style-name="T28">9:08</text:span> <text:span text:style-name="T14">am</text:span></text:p>
      <text:p text:style-name="P9">sparge temp:</text:p>
      <text:p text:style-name="P9">Strike Temp: <text:span text:style-name="T30">66</text:span></text:p>
      <text:p text:style-name="P9">pump temp: <text:s/></text:p>
      <text:p text:style-name="P18">Temp: <text:span text:style-name="T29">65.6</text:span></text:p>
      <text:p text:style-name="P9">Mash: Duration: <text:span text:style-name="T14">90</text:span> <text:s text:c="6"/>minutes <text:s text:c="7"/></text:p>
      <text:p text:style-name="P9">Start: <text:s/><text:span text:style-name="T29">9:30</text:span> <text:s text:c="4"/>Finish:<text:span text:style-name="T29">11</text:span> <text:span text:style-name="T19">am</text:span></text:p>
      <text:p text:style-name="P9">Heat (to deactivate enzymes)<text:tab/></text:p>
      <text:p text:style-name="P11">Target Temp: <text:span text:style-name="T31">76</text:span> <text:s/></text:p>
      <text:p text:style-name="P11">Start: <text:span text:style-name="T29">11am</text:span> <text:s text:c="6"/></text:p>
      <text:p text:style-name="P9">Finish: <text:s/><text:span text:style-name="T33">11:45am</text:span></text:p>
      <text:p text:style-name="P9">Heat Sparge H20 (Target<text:span text:style-name="T31">76</text:span>◦) <text:s text:c="7"/></text:p>
      <text:p text:style-name="P12">Sparge: </text:p>
      <text:p text:style-name="P12">Start: <text:span text:style-name="T34">11:55</text:span> <text:span text:style-name="T15">am</text:span></text:p>
      <text:p text:style-name="P14">Finish:<text:span text:style-name="T35">12:40</text:span> <text:span text:style-name="T22">am </text:span></text:p>
      <text:p text:style-name="P14">Wort collected: <text:s text:c="2"/><text:span text:style-name="T21">Full kettle</text:span></text:p>
      <text:p text:style-name="P9">Boil : Burner On: <text:s/><text:span text:style-name="T33">11.54</text:span></text:p>
      <text:p text:style-name="P9">Rolling Boil: <text:s/><text:span text:style-name="T36">1:15</text:span> <text:span text:style-name="T35">pm</text:span> </text:p>
      <text:p text:style-name="P13">Duration: 90</text:p>
      <text:p text:style-name="P13">Start:<text:span text:style-name="T37">1:25</text:span></text:p>
      <text:p text:style-name="P16">Hops In: <text:s/><text:span text:style-name="T37">2:05pm</text:span> <text:s text:c="19"/></text:p>
      <text:p text:style-name="P28">Whirlflock in: <text:span text:style-name="T37">2</text:span>:<text:span text:style-name="T37">5</text:span>0pm</text:p>
      <text:p text:style-name="P9">Finish: <text:s/><text:span text:style-name="T37">3:05pm</text:span> <text:s text:c="4"/></text:p>
      <text:p text:style-name="P9">Burner Off: <text:span text:style-name="T37">3:05</text:span></text:p>
      <text:p text:style-name="P9">Rest 15 min <text:s text:c="7"/></text:p>
      <text:p text:style-name="P16"><text:span text:style-name="T24">Pump &amp; Chill:</text:span></text:p>
      <text:p text:style-name="P16"><text:span text:style-name="T24">Start: 3:20pm <text:s text:c="4"/>Fin:3:54pm</text:span> <text:s text:c="2"/></text:p>
      <text:p text:style-name="P9">OG : <text:s text:c="2"/><text:span text:style-name="T38">1.058</text:span></text:p>
      <text:p text:style-name="P10">Yeast: <text:span text:style-name="T12">Mauri Brew</text:span><text:span text:style-name="T11"> Yeast</text:span> <text:s/></text:p>
      <text:p text:style-name="P9">Irish Moss</text:p>
      <text:p text:style-name="P5">Notes: <text:span text:style-name="T25"><text:s/>add honey to primary and stir w/drill/ re-circ stuck again/ heat up took long 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family="'OzHandicraft BT'" fo:font-size="16pt" style:font-name-asian="OzHandicraft BT" style:font-family-asian="'OzHandicraft BT'" style:font-size-asian="16pt" style:font-name-complex="OzHandicraft BT" style:font-family-complex="'OzHandicraft BT'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Frame_5f_2" style:display-name="GraphicFrame_2" style:family="graphic">
      <style:graphic-properties svg:width="10.209cm" svg:height="11.448cm" text:anchor-type="paragraph" svg:x="0.619cm" svg:y="-0.146cm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14T15:54:29.102436223</dc:date>
    <meta:editing-duration>PT5H21M5S</meta:editing-duration>
    <meta:editing-cycles>26</meta:editing-cycles>
    <meta:document-statistic meta:table-count="0" meta:image-count="0" meta:object-count="3" meta:page-count="2" meta:paragraph-count="64" meta:word-count="206" meta:character-count="2486" meta:non-whitespace-character-count="10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  <style:style style:name="gr2" style:family="graphic" style:parent-style-name="standard">
      <style:graphic-properties draw:fill-color="#c5000b" draw:textarea-vertical-align="middle" draw:auto-grow-height="false" fo:min-height="0.376cm" fo:min-width="0.2cm"/>
    </style:style>
    <style:style style:name="P1" style:family="paragraph">
      <loext:graphic-properties draw:fill-color="#c5000b"/>
      <style:paragraph-properties fo:text-align="center"/>
      <style:text-properties fo:font-size="12pt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  <draw:custom-shape draw:style-name="gr2" draw:text-style-name="P1" draw:layer="layout" svg:width="0.7cm" svg:height="0.626cm" svg:x="4.7cm" svg:y="4.4cm">
          <text:p/>
          <draw:enhanced-geometry svg:viewBox="0 0 21600 21600" draw:text-areas="6722 8256 14878 15460" draw:mirror-vertical="true" draw:mirror-horizontal="true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7cm" svg:height="8.999cm" xlink:href="." xlink:type="simple" chart:class="chart:line" chart:style-name="ch1">
        <chart:title svg:x="3.734cm" svg:y="0.315cm" chart:style-name="ch2">
          <text:p>Ruby U Black Bracket</text:p>
        </chart:title>
        <chart:legend chart:legend-position="end" svg:x="9.36cm" svg:y="3.702cm" style:legend-expansion="high" chart:style-name="ch3"/>
        <chart:plot-area chart:style-name="ch4" chart:data-source-has-labels="both" svg:x="0.815cm" svg:y="1.301cm" svg:width="8.797cm" svg:height="6.739cm">
          <chartooo:coordinate-region svg:x="1.649cm" svg:y="1.5cm" svg:width="7.963cm" svg:height="5.318cm"/>
          <chart:axis chart:dimension="x" chart:name="primary-x" chart:style-name="ch5" chartooo:axis-type="auto">
            <chartooo:date-scale/>
            <chart:title svg:x="4.851cm" svg:y="8.2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015cm" svg:y="5.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65.2">
                <text:p>65.2</text:p>
              </table:table-cell>
              <table:table-cell office:value-type="float" office:value="69.8">
                <text:p>69.8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.5">
                <text:p>65.5</text:p>
              </table:table-cell>
              <table:table-cell office:value-type="float" office:value="70.9">
                <text:p>70.9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71.6">
                <text:p>71.6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.9">
                <text:p>65.9</text:p>
              </table:table-cell>
              <table:table-cell office:value-type="float" office:value="71.9">
                <text:p>71.9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.3">
                <text:p>64.3</text:p>
              </table:table-cell>
              <table:table-cell office:value-type="float" office:value="70.8">
                <text:p>70.8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5.3">
                <text:p>65.3</text:p>
              </table:table-cell>
              <table:table-cell office:value-type="float" office:value="69.1">
                <text:p>69.1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1">
                <text:p>65.1</text:p>
              </table:table-cell>
              <table:table-cell office:value-type="float" office:value="69.4">
                <text:p>69.4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.6">
                <text:p>65.6</text:p>
              </table:table-cell>
              <table:table-cell office:value-type="float" office:value="70.1">
                <text:p>70.1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3">
                <text:p>65.3</text:p>
              </table:table-cell>
              <table:table-cell office:value-type="float" office:value="70.5">
                <text:p>70.5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.9">
                <text:p>64.9</text:p>
              </table:table-cell>
              <table:table-cell office:value-type="float" office:value="71.1">
                <text:p>71.1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.2">
                <text:p>68.2</text:p>
              </table:table-cell>
              <table:table-cell office:value-type="float" office:value="76.8">
                <text:p>76.8</text:p>
              </table:table-cell>
              <table:table-cell office:value-type="float" office:value="67.8">
                <text:p>67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.3">
                <text:p>70.3</text:p>
              </table:table-cell>
              <table:table-cell office:value-type="float" office:value="77.1">
                <text:p>77.1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.9">
                <text:p>73.9</text:p>
              </table:table-cell>
              <table:table-cell office:value-type="float" office:value="79.3">
                <text:p>79.3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5.8">
                <text:p>75.8</text:p>
              </table:table-cell>
              <table:table-cell office:value-type="float" office:value="79.8">
                <text:p>79.8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6.1">
                <text:p>76.1</text:p>
              </table:table-cell>
              <table:table-cell office:value-type="float" office:value="79.5">
                <text:p>79.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